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317cm"/>
    </style:style>
    <style:style style:name="co3" style:family="table-column">
      <style:table-column-properties fo:break-before="auto" style:column-width="8.784cm"/>
    </style:style>
    <style:style style:name="co4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8.44cm"/>
    </style:style>
    <style:style style:name="co7" style:family="table-column">
      <style:table-column-properties fo:break-before="auto" style:column-width="20.3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value-type" style:repeat-content="false" fo:wrap-option="wrap" style:vertical-align="middle"/>
    </style:style>
    <style:style style:name="ce3" style:family="table-cell" style:parent-style-name="Default" style:data-style-name="N0">
      <style:table-cell-properties fo:background-color="#cccccc" style:text-align-source="value-type" style:repeat-content="false" fo:wrap-option="wrap" fo:border="0.002cm solid #000000" style:vertical-align="middle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</style:style>
    <style:style style:name="ce5" style:family="table-cell" style:parent-style-name="Default" style:data-style-name="N0">
      <style:table-cell-properties style:text-align-source="value-type" style:repeat-content="false" fo:wrap-option="wrap" fo:border="0.002cm solid #000000" style:vertical-align="middle"/>
    </style:style>
    <style:style style:name="ce6" style:family="table-cell" style:parent-style-name="Default" style:data-style-name="N0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02cm solid #000000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abf8f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0">
      <style:table-cell-properties fo:background-color="#6cf945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ff" fo:border="0.002cm solid #000000"/>
    </style:style>
    <style:style style:name="ce13" style:family="table-cell" style:parent-style-name="Default" style:data-style-name="N0">
      <style:table-cell-properties fo:wrap-option="wrap" fo:border="0.002cm solid #000000"/>
    </style:style>
  </office:automatic-styles>
  <office:body>
    <office:spreadsheet>
      <table:calculation-settings table:case-sensitive="false" table:search-criteria-must-apply-to-whole-cell="false"/>
      <table:table table:name="Hoja1" table:style-name="ta3">
        <table:table-column table:style-name="co2" table:default-cell-style-name="ce2"/>
        <table:table-column table:style-name="co3" table:default-cell-style-name="ce1"/>
        <table:table-column table:style-name="co4" table:default-cell-style-name="ce8"/>
        <table:table-column table:style-name="co6" table:default-cell-style-name="ce11"/>
        <table:table-column table:style-name="co7" table:default-cell-style-name="ce1"/>
        <table:table-column table:style-name="co5" table:number-columns-repeated="1017" table:default-cell-style-name="ce1"/>
        <table:table-column table:style-name="co5" table:number-columns-repeated="2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>
            <text:p>nombre prueba</text:p>
          </table:table-cell>
          <table:table-cell table:style-name="ce6" office:value-type="string">
            <text:p>Descripción</text:p>
          </table:table-cell>
          <table:table-cell table:style-name="ce6" office:value-type="string">
            <text:p>Resultado</text:p>
          </table:table-cell>
          <table:table-cell table:style-name="ce6" office:value-type="string">
            <text:p>Observaciones</text:p>
          </table:table-cell>
          <table:table-cell table:style-name="ce6" office:value-type="string">
            <text:p>Observaciones Generales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Creación usr tipo Empleado publico</text:p>
          </table:table-cell>
          <table:table-cell table:style-name="ce7" office:value-type="string">
            <text:p>solo campos obligatorios</text:p>
          </table:table-cell>
          <table:table-cell table:style-name="ce9" office:value-type="string">
            <text:p>ko</text:p>
          </table:table-cell>
          <table:table-cell table:style-name="Default" office:value-type="string">
            <text:p>UID: 200268642</text:p>
            <text:p>Email: 200268642@juntadeandalucia.es</text:p>
          </table:table-cell>
          <table:table-cell table:style-name="ce13" office:value-type="string">
            <text:p>Este resultado se debe a un error en el ws, el segundo apellido no es obligatorio pero si no se le pasa devuelve el uid y el email con un código numérico. No está contemplado como error en la documentación del ws. Se ha reportado a la junta.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Creación usr tipo Empleado publico</text:p>
          </table:table-cell>
          <table:table-cell table:style-name="ce7" office:value-type="string">
            <text:p>todos los campos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UID: ANA.GOMEZ.SALVADOR</text:p>
            <text:p>Email: ana123@gmail.com</text:p>
          </table:table-cell>
          <table:table-cell table:style-name="ce7"/>
          <table:table-cell table:number-columns-repeated="1019"/>
        </table:table-row>
        <table:table-row table:style-name="ro5">
          <table:table-cell table:style-name="ce5" office:value-type="string">
            <text:p>Creación usr tipo Empleado resto de personal</text:p>
          </table:table-cell>
          <table:table-cell table:style-name="ce7" office:value-type="string">
            <text:p>solo campos obligatorios email: @hotmail</text:p>
          </table:table-cell>
          <table:table-cell table:style-name="ce9" office:value-type="string">
            <text:p>ko</text:p>
          </table:table-cell>
          <table:table-cell table:style-name="Default" office:value-type="string">
            <text:p>UID: YASO_90@HOTMAIL.COM</text:p>
            <text:p>Email: yaso_90@hotmail.com</text:p>
          </table:table-cell>
          <table:table-cell table:style-name="ce13" office:value-type="string">
            <text:p>El UID es el email introducido porque el WS devuelve un error al estar el segundo apellido en blanco y OIM, para que no quede el login sin ningún valor, asigna por defecto el valor del email introducido. 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Creación usr tipo Empleado resto de personal</text:p>
          </table:table-cell>
          <table:table-cell table:style-name="ce7" office:value-type="string">
            <text:p>solo campos obligatorios email: @juntadeandalucia</text:p>
          </table:table-cell>
          <table:table-cell table:style-name="ce9" office:value-type="string">
            <text:p>ko</text:p>
          </table:table-cell>
          <table:table-cell table:style-name="Default" office:value-type="string">
            <text:p>UID: MARCOS.CIL@JUNTADEANDALUCIA.ES</text:p>
            <text:p>Email: Marcos.Cil@juntadeandalucia.es</text:p>
          </table:table-cell>
          <table:table-cell table:style-name="ce13" office:value-type="string">
            <text:p>Al igual que en el caso anterior, al ser el segundo apellido obligatorio para el ws (a pesar de que en la documentación aparezca como opcional) y no estar introducido por no ser obligatorio para OIM se asigna el email introducido como UID. Aunque aparezca con formato “@juntadeandalucia” no es un resultado correcto. Este formato es el que se dio para el email.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Creación usr tipo Empleado resto de personal</text:p>
          </table:table-cell>
          <table:table-cell table:style-name="ce7" office:value-type="string">
            <text:p>todos los campos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UID: LORENZO.GOMEZ.EXT</text:p>
            <text:p>Email: 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string">
            <text:p>Creación usr tipo empresa publica</text:p>
          </table:table-cell>
          <table:table-cell table:style-name="ce7" office:value-type="string">
            <text:p>solo campos obligatorios email: @juntadeandalucia</text:p>
          </table:table-cell>
          <table:table-cell table:style-name="ce9" office:value-type="string">
            <text:p>ko</text:p>
          </table:table-cell>
          <table:table-cell table:style-name="Default" office:value-type="string">
            <text:p>UID: VICKY.ARIAS@JUNTADEANDALUCIA.ES</text:p>
            <text:p>Email: vicky.arias@juntadeandalucia.es</text:p>
          </table:table-cell>
          <table:table-cell table:style-name="ce13" office:value-type="string">
            <text:p>El resultado es incorrecto. Se ha generado como UID el email introducido en el formulario porque sólo se han rellenado los campos obligatorios. El segundo apellido no es obligatorio para OIM y no se ha rellenado pero para el ws si que es obligatorio y no devuelve nada. Para que no quede en blanco se asigna al UID el valor del email introducido.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Creación usr tipo empresa publica</text:p>
          </table:table-cell>
          <table:table-cell table:style-name="ce7" office:value-type="string">
            <text:p>todos los campos email: @gmail</text:p>
          </table:table-cell>
          <table:table-cell table:style-name="ce10" office:value-type="string">
            <text:p>ok</text:p>
          </table:table-cell>
          <table:table-cell table:style-name="Default" office:value-type="string">
            <text:p>UID: JULIA.FERNANDEZ.VILLA</text:p>
            <text:p>Email: jfv@gmail.com</text:p>
          </table:table-cell>
          <table:table-cell table:style-name="ce7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2">
        <table:table-column table:style-name="co5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13:59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utoBVT</meta:initial-creator>
    <meta:creation-date>2015-09-17T11:54:38Z</meta:creation-date>
    <dc:date>2015-09-18T13:59:07.43</dc:date>
    <meta:editing-duration>PT1H20M22S</meta:editing-duration>
    <meta:editing-cycles>3</meta:editing-cycles>
    <dc:creator>PwC PwC</dc:creator>
    <meta:document-statistic meta:table-count="3" meta:cell-count="37" meta:object-count="0"/>
  </office:meta>
</office:document-meta>
</file>